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3" svg:font-family="'Liberation Sans'" style:font-family-generic="roma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6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45cm" fo:min-width="15.032cm" fo:padding-top="0.175cm" fo:padding-bottom="0.175cm" fo:padding-left="0.3cm" fo:padding-right="0.3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68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2.2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67cm"/>
      <style:paragraph-properties style:writing-mode="lr-tb"/>
    </style:style>
    <style:style style:name="gr8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17cm" fo:min-width="2.546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6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bold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fo:font-size="18pt" fo:font-weight="bold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.72cm" svg:height="0.962cm" svg:x="15.91cm" svg:y="0.195cm">
            <draw:text-box>
              <text:p><text:span text:style-name="T1">valeurs</text:span></text:p>
            </draw:text-box>
          </draw:frame>
          <draw:frame draw:style-name="gr2" draw:text-style-name="P1" draw:layer="layout" svg:width="2.691cm" svg:height="0.962cm" svg:x="15.94cm" svg:y="2.321cm">
            <draw:text-box>
              <text:p><text:span text:style-name="T1">indices</text:span></text:p>
            </draw:text-box>
          </draw:frame>
          <draw:custom-shape draw:style-name="gr3" draw:text-style-name="P2" draw:layer="layout" svg:width="15.632cm" svg:height="3.8cm" svg:x="0.2cm" svg:y="0.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0.2cm" svg:y1="2cm" svg:x2="15.832cm" svg:y2="2cm">
            <text:p/>
          </draw:line>
          <draw:line draw:style-name="gr4" draw:text-style-name="P3" draw:layer="layout" svg:x1="7.967cm" svg:y1="0.1cm" svg:x2="7.967cm" svg:y2="3.9cm">
            <text:p/>
          </draw:line>
          <draw:line draw:style-name="gr4" draw:text-style-name="P3" draw:layer="layout" svg:x1="4.034cm" svg:y1="0.1cm" svg:x2="4.034cm" svg:y2="3.805cm">
            <text:p/>
          </draw:line>
          <draw:line draw:style-name="gr4" draw:text-style-name="P3" draw:layer="layout" svg:x1="11.9cm" svg:y1="0.1cm" svg:x2="11.9cm" svg:y2="3.9cm">
            <text:p/>
          </draw:line>
          <draw:frame draw:style-name="gr5" draw:text-style-name="P1" draw:layer="layout" svg:width="1.268cm" svg:height="0.962cm" svg:x="1.685cm" svg:y="2.285cm">
            <draw:text-box>
              <text:p><text:span text:style-name="T1">1</text:span></text:p>
            </draw:text-box>
          </draw:frame>
          <draw:frame draw:style-name="gr5" draw:text-style-name="P1" draw:layer="layout" svg:width="1.268cm" svg:height="0.962cm" svg:x="5.617cm" svg:y="2.38cm">
            <draw:text-box>
              <text:p><text:span text:style-name="T1">2</text:span></text:p>
            </draw:text-box>
          </draw:frame>
          <draw:frame draw:style-name="gr5" draw:text-style-name="P1" draw:layer="layout" svg:width="1.268cm" svg:height="0.962cm" svg:x="9.55cm" svg:y="2.38cm">
            <draw:text-box>
              <text:p><text:span text:style-name="T1">3</text:span></text:p>
            </draw:text-box>
          </draw:frame>
          <draw:frame draw:style-name="gr5" draw:text-style-name="P1" draw:layer="layout" svg:width="1.268cm" svg:height="0.962cm" svg:x="13.483cm" svg:y="2.38cm">
            <draw:text-box>
              <text:p><text:span text:style-name="T1">4</text:span></text:p>
            </draw:text-box>
          </draw:frame>
          <draw:frame draw:style-name="gr6" draw:text-style-name="P5" draw:layer="layout" svg:width="2.759cm" svg:height="0.962cm" svg:x="0.869cm" svg:y="0.575cm">
            <draw:text-box>
              <text:p text:style-name="P4"><text:span text:style-name="T2">"</text:span><text:span text:style-name="T3">spam</text:span><text:span text:style-name="T4">"</text:span></text:p>
            </draw:text-box>
          </draw:frame>
          <draw:frame draw:style-name="gr7" draw:text-style-name="P1" draw:layer="layout" svg:width="1.383cm" svg:height="0.962cm" svg:x="5.322cm" svg:y="0.575cm">
            <draw:text-box>
              <text:p><text:span text:style-name="T1">2.0</text:span></text:p>
            </draw:text-box>
          </draw:frame>
          <draw:frame draw:style-name="gr5" draw:text-style-name="P1" draw:layer="layout" svg:width="1.268cm" svg:height="0.962cm" svg:x="9.55cm" svg:y="0.575cm">
            <draw:text-box>
              <text:p><text:span text:style-name="T1">5</text:span></text:p>
            </draw:text-box>
          </draw:frame>
          <draw:custom-shape draw:style-name="gr8" draw:text-style-name="P2" draw:layer="layout" svg:width="3.146cm" svg:height="1.52cm" svg:x="12.293cm" svg:y="0.2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13.866cm" svg:y1="0.29cm" svg:x2="13.866cm" svg:y2="1.715cm">
            <text:p/>
          </draw:line>
          <draw:frame draw:style-name="gr5" draw:text-style-name="P1" draw:layer="layout" svg:width="1.268cm" svg:height="0.962cm" svg:x="12.499cm" svg:y="0.195cm">
            <draw:text-box>
              <text:p><text:span text:style-name="T1">10</text:span></text:p>
            </draw:text-box>
          </draw:frame>
          <draw:frame draw:style-name="gr5" draw:text-style-name="P1" draw:layer="layout" svg:width="1.268cm" svg:height="0.962cm" svg:x="14.171cm" svg:y="0.195cm">
            <draw:text-box>
              <text:p><text:span text:style-name="T1">20</text:span></text:p>
            </draw:text-box>
          </draw:frame>
          <draw:line draw:style-name="gr4" draw:text-style-name="P3" draw:layer="layout" svg:x1="12.293cm" svg:y1="1.05cm" svg:x2="15.439cm" svg:y2="1.05cm">
            <text:p/>
          </draw:line>
          <draw:frame draw:style-name="gr9" draw:text-style-name="P1" draw:layer="layout" svg:width="1.267cm" svg:height="0.962cm" svg:x="12.795cm" svg:y="0.955cm">
            <draw:text-box>
              <text:p><text:span text:style-name="T1">1</text:span></text:p>
            </draw:text-box>
          </draw:frame>
          <draw:frame draw:style-name="gr10" draw:text-style-name="P1" draw:layer="layout" svg:width="1.269cm" svg:height="0.962cm" svg:x="14.367cm" svg:y="0.955cm">
            <draw:text-box>
              <text:p><text:span text:style-name="T1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3" svg:font-family="'Liberation Sans'" style:font-family-generic="roma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cm" fo:margin-left="0.2cm" fo:margin-right="0.1cm" fo:page-width="18.7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6:42:25.764290744</meta:creation-date>
    <dc:date>2020-10-27T17:17:08.035082254</dc:date>
    <meta:editing-duration>PT13M50S</meta:editing-duration>
    <meta:editing-cycles>4</meta:editing-cycles>
    <meta:generator>LibreOffice/6.4.6.2$Linux_X86_64 LibreOffice_project/40$Build-2</meta:generator>
    <meta:document-statistic meta:object-count="22"/>
  </office:meta>
</office:document-meta>
</file>